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4.88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fo:color="#00a933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Problema 1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N. soggetti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Media: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s:</text:p>
          </table:table-cell>
          <table:table-cell office:value-type="float" office:value="2.7" calcext:value-type="float">
            <text:p>2,7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a)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Confidenza:</text:p>
          </table:table-cell>
          <table:table-cell table:formula="of:=CONFIDENCE(0.05;[.B5];58)" office:value-type="float" office:value="0.694860874227404" calcext:value-type="float">
            <text:p>0,694860874227404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Intervallo di confidenza:</text:p>
          </table:table-cell>
          <table:table-cell table:formula="of:=[.B4]-[.B8]" office:value-type="float" office:value="24.3051391257726" calcext:value-type="float">
            <text:p>24,3051391257726</text:p>
          </table:table-cell>
          <table:table-cell table:style-name="ce6" office:value-type="string" calcext:value-type="string">
            <text:p>-</text:p>
          </table:table-cell>
          <table:table-cell table:formula="of:=[.B4]+[.B8]" office:value-type="float" office:value="25.6948608742274" calcext:value-type="float">
            <text:p>25,6948608742274</text:p>
          </table:table-cell>
          <table:table-cell/>
        </table:table-row>
        <table:table-row table:style-name="ro2">
          <table:table-cell table:style-name="ce2" office:value-type="string" calcext:value-type="string">
            <text:p>b)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mu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alfa</text:p>
          </table:table-cell>
          <table:table-cell office:value-type="float" office:value="0.05" calcext:value-type="float">
            <text:p>0,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ffettuo uno Z Test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Z</text:p>
          </table:table-cell>
          <table:table-cell table:formula="of:=([.B4]-[.B11])/([.B5]/SQRT([.B3]))" office:value-type="float" office:value="2.82065670587552" calcext:value-type="float">
            <text:p>2,82065670587552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Dist.Norm.St.</text:p>
          </table:table-cell>
          <table:table-cell table:formula="of:=LEGACY.NORMSDIST([.B14])" office:value-type="float" office:value="0.997603727024432" calcext:value-type="float">
            <text:p>0,997603727024432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P-value:</text:p>
          </table:table-cell>
          <table:table-cell table:formula="of:=2*(1-[.B15])" office:value-type="float" office:value="0.00479254595113621" calcext:value-type="float">
            <text:p>0,004792545951136</text:p>
          </table:table-cell>
          <table:table-cell table:style-name="ce6" office:value-type="string" calcext:value-type="string">
            <text:p>&lt;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Non possiamo accettare l’ipotesi nulla. Accettiamo l’ipotesi alternativa con il 5% di margine di attendibilità</text:p>
          </table:table-cell>
        </table:table-row>
        <table:table-row table:style-name="ro2" table:number-rows-repeated="4">
          <table:table-cell table:number-columns-repeated="5"/>
        </table:table-row>
        <table:table-row table:style-name="ro1">
          <table:table-cell table:style-name="ce1" office:value-type="string" calcext:value-type="string">
            <text:p>Problema 2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Quartiere</text:p>
          </table:table-cell>
          <table:table-cell table:style-name="ce2" office:value-type="string" calcext:value-type="string">
            <text:p>Furti auto</text:p>
          </table:table-cell>
          <table:table-cell table:style-name="ce2" office:value-type="string" calcext:value-type="string">
            <text:p>Rapi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5" calcext:value-type="float">
            <text:p>175</text:p>
          </table:table-cell>
          <table:table-cell office:value-type="float" office:value="54" calcext:value-type="float">
            <text:p>54</text:p>
          </table:table-cell>
          <table:table-cell table:style-name="ce2" table:formula="of:=SUM([.B24:.C24])" office:value-type="float" office:value="229" calcext:value-type="float">
            <text:p>229</text:p>
          </table:table-cell>
          <table:table-cell/>
        </table:table-row>
        <table:table-row table:style-name="ro2">
          <table:table-cell office:value-type="string" calcext:value-type="string">
            <text:p>B</text:p>
          </table:table-cell>
          <table:table-cell office:value-type="float" office:value="97" calcext:value-type="float">
            <text:p>97</text:p>
          </table:table-cell>
          <table:table-cell office:value-type="float" office:value="11" calcext:value-type="float">
            <text:p>11</text:p>
          </table:table-cell>
          <table:table-cell table:style-name="ce2" table:formula="of:=SUM([.B25:.C25])" office:value-type="float" office:value="108" calcext:value-type="float">
            <text:p>108</text:p>
          </table:table-cell>
          <table:table-cell/>
        </table:table-row>
        <table:table-row table:style-name="ro2"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style-name="ce2" table:formula="of:=SUM([.B26:.C26])" office:value-type="float" office:value="90" calcext:value-type="float">
            <text:p>90</text:p>
          </table:table-cell>
          <table:table-cell/>
        </table:table-row>
        <table:table-row table:style-name="ro2">
          <table:table-cell/>
          <table:table-cell table:style-name="ce2" table:formula="of:=SUM([.B24:.B26])" office:value-type="float" office:value="352" calcext:value-type="float">
            <text:p>352</text:p>
          </table:table-cell>
          <table:table-cell table:style-name="ce2" table:formula="of:=SUM([.C24:.C26])" office:value-type="float" office:value="75" calcext:value-type="float">
            <text:p>75</text:p>
          </table:table-cell>
          <table:table-cell table:style-name="ce3" table:formula="of:=SUM([.D24:.D26])" office:value-type="float" office:value="427" calcext:value-type="float">
            <text:p>427</text:p>
          </table:table-cell>
          <table:table-cell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" office:value-type="string" calcext:value-type="string">
            <text:p>Dati attesi</text:p>
          </table:table-cell>
          <table:table-cell table:number-columns-repeated="4"/>
        </table:table-row>
        <table:table-row table:style-name="ro2">
          <table:table-cell/>
          <table:table-cell table:formula="of:=[.D24]*[.B27]/[.D27]" office:value-type="float" office:value="188.777517564403" calcext:value-type="float">
            <text:p>188,777517564403</text:p>
          </table:table-cell>
          <table:table-cell table:formula="of:=[.D24]*[.C27]/[.D27]" office:value-type="float" office:value="40.2224824355972" calcext:value-type="float">
            <text:p>40,2224824355972</text:p>
          </table:table-cell>
          <table:table-cell table:number-columns-repeated="2"/>
        </table:table-row>
        <table:table-row table:style-name="ro2">
          <table:table-cell/>
          <table:table-cell table:formula="of:=[.D25]*[.B27]/[.D27]" office:value-type="float" office:value="89.0304449648712" calcext:value-type="float">
            <text:p>89,0304449648712</text:p>
          </table:table-cell>
          <table:table-cell table:formula="of:=[.D25]*[.C27]/[.D27]" office:value-type="float" office:value="18.9695550351288" calcext:value-type="float">
            <text:p>18,9695550351288</text:p>
          </table:table-cell>
          <table:table-cell table:number-columns-repeated="2"/>
        </table:table-row>
        <table:table-row table:style-name="ro2">
          <table:table-cell/>
          <table:table-cell table:formula="of:=[.D26]*[.B27]/[.D27]" office:value-type="float" office:value="74.192037470726" calcext:value-type="float">
            <text:p>74,192037470726</text:p>
          </table:table-cell>
          <table:table-cell table:formula="of:=[.D26]*[.C27]/[.D27]" office:value-type="float" office:value="15.807962529274" calcext:value-type="float">
            <text:p>15,807962529274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Test.CHI.</text:p>
          </table:table-cell>
          <table:table-cell table:formula="of:=LEGACY.CHITEST([.B24:.C26]; [.B31:.C33])" office:value-type="float" office:value="0.00205504335088145" calcext:value-type="float">
            <text:p>0,002055043350881</text:p>
          </table:table-cell>
          <table:table-cell office:value-type="string" calcext:value-type="string">
            <text:p>&lt; 0.1</text:p>
          </table:table-cell>
          <table:table-cell office:value-type="string" calcext:value-type="string">
            <text:p>È possibile ipotizzare che non esiste alcun legam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3">00/00/0000</text:date>, <text:time style:data-style-name="N2" text:time-value="21:34:19.39304364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3T21:07:19.007037130</meta:creation-date>
    <dc:date>2021-02-13T22:26:17.010009244</dc:date>
    <meta:editing-duration>PT1H7M33S</meta:editing-duration>
    <meta:editing-cycles>23</meta:editing-cycles>
    <meta:generator>LibreOffice/7.1.0.3$Linux_X86_64 LibreOffice_project/10$Build-3</meta:generator>
    <meta:document-statistic meta:table-count="1" meta:cell-count="59" meta:object-count="0"/>
  </office:meta>
</office:document-meta>
</file>